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cb0d" officeooo:paragraph-rsid="0014cb0d"/>
    </style:style>
    <style:style style:name="P2" style:family="paragraph" style:parent-style-name="Standard">
      <style:text-properties officeooo:rsid="0014cb0d" officeooo:paragraph-rsid="001f8d66"/>
    </style:style>
    <style:style style:name="P3" style:family="paragraph" style:parent-style-name="Standard">
      <style:text-properties officeooo:rsid="001975ce" officeooo:paragraph-rsid="001975ce"/>
    </style:style>
    <style:style style:name="P4" style:family="paragraph" style:parent-style-name="Standard">
      <style:text-properties officeooo:rsid="001975ce" officeooo:paragraph-rsid="001975ce" fo:background-color="#fff200"/>
    </style:style>
    <style:style style:name="P5" style:family="paragraph" style:parent-style-name="Standard">
      <style:text-properties officeooo:rsid="001ae0ea" officeooo:paragraph-rsid="001ae0ea"/>
    </style:style>
    <style:style style:name="P6" style:family="paragraph" style:parent-style-name="Standard">
      <style:text-properties fo:font-style="italic" fo:font-weight="bold" officeooo:rsid="00174317" officeooo:paragraph-rsid="0017431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74317" officeooo:paragraph-rsid="0014cb0d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f8d66" officeooo:paragraph-rsid="001f8d66"/>
    </style:style>
    <style:style style:name="P9" style:family="paragraph" style:parent-style-name="Standard">
      <style:text-properties officeooo:rsid="00213553" officeooo:paragraph-rsid="00213553"/>
    </style:style>
    <style:style style:name="P10" style:family="paragraph" style:parent-style-name="Standard">
      <style:text-properties fo:font-size="11pt" officeooo:rsid="0014cb0d" officeooo:paragraph-rsid="0014cb0d" style:font-size-asian="11pt" style:font-size-complex="11pt"/>
    </style:style>
    <style:style style:name="P11" style:family="paragraph" style:parent-style-name="Standard">
      <style:text-properties officeooo:rsid="0014cb0d" officeooo:paragraph-rsid="0014cb0d"/>
    </style:style>
    <style:style style:name="P12" style:family="paragraph" style:parent-style-name="Standard">
      <style:text-properties officeooo:paragraph-rsid="001f8d66"/>
    </style:style>
    <style:style style:name="T1" style:family="text">
      <style:text-properties officeooo:rsid="001ae0e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13553" style:font-weight-asian="normal" style:font-weight-complex="normal"/>
    </style:style>
    <style:style style:name="T5" style:family="text">
      <style:text-properties officeooo:rsid="00230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tellite Operational Commands</text:p>
      <text:p text:style-name="P10">http://github.com/oresat/oresat.github.io/tree/master/pub/<text:span text:style-name="T5">satellite_operational_commands.pdf</text:span></text:p>
      <text:p text:style-name="P1"><text:span text:style-name="T5">11-Mar</text:span>-20<text:span text:style-name="T5">22</text:span></text:p>
      <text:p text:style-name="P1"/>
      <text:p text:style-name="Horizontal_20_Line"/>
      <text:p text:style-name="P1"/>
      <text:p text:style-name="P4">[IARU 5<text:span text:style-name="T1">d</text:span>]</text:p>
      <text:p text:style-name="P3"/>
      <text:p text:style-name="P1">Optional: Give the complete space station turn off procedure.</text:p>
      <text:p text:style-name="P1"/>
      <text:p text:style-name="P1"/>
      <text:p text:style-name="P8">The following diagram illustrates system states the space station can traverse through:</text:p>
      <text:p text:style-name="P12"><text:a xlink:type="simple" xlink:href="http://github.com/oresat/oresat.github.io/tree/master/pub/C3_State_Diagram.pdf" text:style-name="Internet_20_link" text:visited-style-name="Visited_20_Internet_20_Link"><text:span text:style-name="T5">http://github.com/oresat/oresat.github.io/tree/master/pub/C3_State_Diagram.pdf</text:span></text:a></text:p>
      <text:p text:style-name="P8"/>
      <text:p text:style-name="P8">The Turn-Off procedure is to send a ground station command called <text:span text:style-name="T2">KILL_TX</text:span><text:span text:style-name="T3"> which will place it into a mode where there is no radio transmissions whatsoever, and only leaving critical code blocks running. In this mode the station will listen for further </text:span><text:span text:style-name="T4">tele</text:span><text:span text:style-name="T3">command from the ground station before traversing out of this state. Critical code blocks that remain running only maintain the C3 </text:span><text:span text:style-name="T4">critical subsystem </text:span><text:span text:style-name="T3">operation </text:span><text:span text:style-name="T4">of power, battery storage, and telecommand receiver.</text:span></text:p>
      <text:p text:style-name="P2"/>
      <text:p text:style-name="P9">The KILL_TX telecommand is a single packet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5T11:45:49.790778807</meta:creation-date>
    <dc:date>2022-03-11T13:53:42.701634722</dc:date>
    <meta:editing-duration>PT15M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09" meta:character-count="879" meta:non-whitespace-character-count="779"/>
  </office:meta>
</office:document-meta>
</file>